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200000067600EFC840076426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OST type B" svg:font-family="'GOST type B'" style:font-pitch="variable"/>
    <style:font-face style:name="GOST type B1" svg:font-family="'GOST type B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9cm" svg:stroke-color="#000000" svg:stroke-opacity="100%" draw:stroke-linejoin="round" svg:stroke-linecap="round" draw:fill="none" fo:padding-top="0.164cm" fo:padding-bottom="0.164cm" fo:padding-left="0.289cm" fo:padding-right="0.289cm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vertical-align="middle" fo:min-height="0.793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258cm" fo:min-width="2.54cm" fo:padding-top="0.071cm" fo:padding-bottom="0.071cm" fo:padding-left="0.071cm" fo:padding-right="0.07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374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none" draw:fill="none" draw:textarea-vertical-align="middle" fo:min-height="0.123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895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7" style:family="paragraph">
      <style:paragraph-properties fo:text-align="center"/>
    </style:style>
    <style:style style:name="T1" style:family="text">
      <style:text-properties fo:color="#000000" loext:opacity="100%" style:font-name="GOST type B1" fo:font-size="8pt" fo:font-style="italic" style:font-name-asian="GOST type B1" style:font-size-asian="8pt" style:font-style-asian="italic" style:font-name-complex="GOST type B1" style:font-size-complex="8pt" style:font-style-complex="italic"/>
    </style:style>
    <style:style style:name="T2" style:family="text">
      <style:text-properties fo:color="#000000" loext:opacity="100%" style:font-name="GOST type B1" fo:font-size="9pt" fo:font-style="italic" style:font-name-asian="GOST type B1" style:font-size-asian="9pt" style:font-style-asian="italic" style:font-name-complex="GOST type B1" style:font-size-complex="9pt" style:font-style-complex="italic"/>
    </style:style>
    <style:style style:name="T3" style:family="text">
      <style:text-properties fo:color="#000000" loext:opacity="100%" style:font-name="GOST type B1" fo:font-size="11pt" fo:font-style="italic" style:font-name-asian="GOST type B1" style:font-size-asian="11pt" style:font-style-asian="italic" style:font-name-complex="GOST type B1" style:font-size-complex="11pt" style:font-style-complex="italic"/>
    </style:style>
    <style:style style:name="T4" style:family="text">
      <style:text-properties fo:color="#000000" loext:opacity="100%" style:font-name="GOST type B1" fo:font-size="16pt" fo:font-style="italic" style:font-name-asian="GOST type B1" style:font-size-asian="16pt" style:font-style-asian="italic" style:font-name-complex="GOST type B1" style:font-size-complex="16pt" style:font-style-complex="italic"/>
    </style:style>
    <style:style style:name="T5" style:family="text">
      <style:text-properties fo:color="#000000" loext:opacity="100%" style:font-name="GOST type B1" fo:font-size="20pt" fo:font-style="italic" style:font-name-asian="GOST type B1" style:font-size-asian="20pt" style:font-style-asian="italic" style:font-name-complex="GOST type B1" style:font-size-complex="20pt" style:font-style-complex="italic"/>
    </style:style>
    <style:style style:name="T6" style:family="text">
      <style:text-properties fo:color="#000000" loext:opacity="100%" style:font-name="GOST type B1" fo:font-size="14pt" fo:font-style="italic" style:font-name-asian="GOST type B1" style:font-size-asian="14pt" style:font-style-asian="italic" style:font-name-complex="GOST type B1" style:font-size-complex="14pt" style:font-style-complex="italic"/>
    </style:style>
    <style:style style:name="T7" style:family="text">
      <style:text-properties fo:color="#000000" loext:opacity="100%" style:font-name="GOST type B1" fo:font-size="6pt" fo:font-style="italic" style:font-name-asian="GOST type B1" style:font-size-asian="6pt" style:font-style-asian="italic" style:font-name-complex="GOST type B1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�" draw:style-name="dp1" draw:master-page-name="PM0">
        <draw:polyline draw:style-name="gr1" draw:text-style-name="P1" draw:layer="layout" svg:width="57cm" svg:height="41.05cm" svg:x="2cm" svg:y="0.5cm" svg:viewBox="0 0 57001 41051" draw:points="0,0 0,41051 57001,41051">
          <text:p/>
        </draw:polyline>
        <draw:polyline draw:style-name="gr1" draw:text-style-name="P1" draw:layer="layout" svg:width="57cm" svg:height="41.05cm" svg:x="2cm" svg:y="0.5cm" svg:viewBox="0 0 57001 41051" draw:points="57001,41051 57001,0 0,0">
          <text:p/>
        </draw:polyline>
        <draw:polyline draw:style-name="gr1" draw:text-style-name="P1" draw:layer="layout" svg:width="18.408cm" svg:height="5.5cm" svg:x="40.525cm" svg:y="36cm" svg:viewBox="0 0 18409 5501" draw:points="18409,0 0,0 0,5501">
          <text:p/>
        </draw:polyline>
        <draw:line draw:style-name="gr1" draw:text-style-name="P1" draw:layer="layout" svg:x1="58.974cm" svg:y1="37.5cm" svg:x2="47.06cm" svg:y2="37.5cm">
          <text:p/>
        </draw:line>
        <draw:line draw:style-name="gr1" draw:text-style-name="P1" draw:layer="layout" svg:x1="46.993cm" svg:y1="36cm" svg:x2="46.993cm" svg:y2="41.499cm">
          <text:p/>
        </draw:line>
        <draw:line draw:style-name="gr1" draw:text-style-name="P1" draw:layer="layout" svg:x1="59cm" svg:y1="40cm" svg:x2="46.993cm" svg:y2="40cm">
          <text:p/>
        </draw:line>
        <draw:line draw:style-name="gr1" draw:text-style-name="P1" draw:layer="layout" svg:x1="53.958cm" svg:y1="37.5cm" svg:x2="53.958cm" svg:y2="41.5cm">
          <text:p/>
        </draw:line>
        <draw:line draw:style-name="gr1" draw:text-style-name="P1" draw:layer="layout" svg:x1="53.958cm" svg:y1="38cm" svg:x2="59cm" svg:y2="38cm">
          <text:p/>
        </draw:line>
        <draw:line draw:style-name="gr1" draw:text-style-name="P1" draw:layer="layout" svg:x1="53.958cm" svg:y1="39.5cm" svg:x2="59cm" svg:y2="39.5cm">
          <text:p/>
        </draw:line>
        <draw:line draw:style-name="gr1" draw:text-style-name="P1" draw:layer="layout" svg:x1="55.45cm" svg:y1="37.5cm" svg:x2="55.45cm" svg:y2="39.5cm">
          <text:p/>
        </draw:line>
        <draw:line draw:style-name="gr2" draw:text-style-name="P1" draw:layer="layout" svg:x1="54.455cm" svg:y1="38cm" svg:x2="54.455cm" svg:y2="39.499cm">
          <text:p/>
        </draw:line>
        <draw:line draw:style-name="gr2" draw:text-style-name="P1" draw:layer="layout" svg:x1="54.953cm" svg:y1="38cm" svg:x2="54.953cm" svg:y2="39.499cm">
          <text:p/>
        </draw:line>
        <draw:line draw:style-name="gr1" draw:text-style-name="P1" draw:layer="layout" svg:x1="55.948cm" svg:y1="39.5cm" svg:x2="55.948cm" svg:y2="39.999cm">
          <text:p/>
        </draw:line>
        <draw:line draw:style-name="gr1" draw:text-style-name="P1" draw:layer="layout" svg:x1="57.192cm" svg:y1="37.5cm" svg:x2="57.192cm" svg:y2="39.5cm">
          <text:p/>
        </draw:line>
        <draw:line draw:style-name="gr1" draw:text-style-name="P1" draw:layer="layout" svg:x1="45.998cm" svg:y1="36cm" svg:x2="45.998cm" svg:y2="41.499cm">
          <text:p/>
        </draw:line>
        <draw:line draw:style-name="gr1" draw:text-style-name="P1" draw:layer="layout" svg:x1="44.505cm" svg:y1="36cm" svg:x2="44.505cm" svg:y2="41.5cm">
          <text:p/>
        </draw:line>
        <draw:line draw:style-name="gr1" draw:text-style-name="P1" draw:layer="layout" svg:x1="42.216cm" svg:y1="36cm" svg:x2="42.216cm" svg:y2="41.5cm">
          <text:p/>
        </draw:line>
        <draw:line draw:style-name="gr2" draw:text-style-name="P1" draw:layer="layout" svg:x1="40.525cm" svg:y1="36.5cm" svg:x2="46.992cm" svg:y2="36.5cm">
          <text:p/>
        </draw:line>
        <draw:line draw:style-name="gr2" draw:text-style-name="P1" draw:layer="layout" svg:x1="40.525cm" svg:y1="37cm" svg:x2="46.992cm" svg:y2="37cm">
          <text:p/>
        </draw:line>
        <draw:line draw:style-name="gr2" draw:text-style-name="P1" draw:layer="layout" svg:x1="40.525cm" svg:y1="37.5cm" svg:x2="46.992cm" svg:y2="37.5cm">
          <text:p/>
        </draw:line>
        <draw:line draw:style-name="gr1" draw:text-style-name="P1" draw:layer="layout" svg:x1="40.525cm" svg:y1="38cm" svg:x2="46.992cm" svg:y2="38cm">
          <text:p/>
        </draw:line>
        <draw:line draw:style-name="gr1" draw:text-style-name="P1" draw:layer="layout" svg:x1="40.525cm" svg:y1="38.5cm" svg:x2="46.992cm" svg:y2="38.5cm">
          <text:p/>
        </draw:line>
        <draw:line draw:style-name="gr2" draw:text-style-name="P1" draw:layer="layout" svg:x1="40.525cm" svg:y1="39cm" svg:x2="46.992cm" svg:y2="39cm">
          <text:p/>
        </draw:line>
        <draw:line draw:style-name="gr2" draw:text-style-name="P1" draw:layer="layout" svg:x1="40.525cm" svg:y1="39.5cm" svg:x2="46.992cm" svg:y2="39.5cm">
          <text:p/>
        </draw:line>
        <draw:line draw:style-name="gr2" draw:text-style-name="P1" draw:layer="layout" svg:x1="40.525cm" svg:y1="40cm" svg:x2="47.005cm" svg:y2="40cm">
          <text:p/>
        </draw:line>
        <draw:line draw:style-name="gr2" draw:text-style-name="P1" draw:layer="layout" svg:x1="40.525cm" svg:y1="40.5cm" svg:x2="46.992cm" svg:y2="40.5cm">
          <text:p/>
        </draw:line>
        <draw:line draw:style-name="gr2" draw:text-style-name="P1" draw:layer="layout" svg:x1="40.525cm" svg:y1="41cm" svg:x2="46.992cm" svg:y2="41cm">
          <text:p/>
        </draw:line>
        <draw:line draw:style-name="gr1" draw:text-style-name="P1" draw:layer="layout" svg:x1="41.172cm" svg:y1="36cm" svg:x2="41.172cm" svg:y2="38.483cm">
          <text:p/>
        </draw:line>
        <draw:frame draw:style-name="gr3" draw:text-style-name="P3" draw:layer="layout" svg:width="0.75cm" svg:height="0.935cm" svg:x="40.5cm" svg:y="37.789cm">
          <draw:text-box>
            <text:p text:style-name="P2"><text:span text:style-name="T1">Изм</text:span></text:p>
          </draw:text-box>
        </draw:frame>
        <draw:frame draw:style-name="gr4" draw:text-style-name="P1" draw:layer="layout" svg:width="0.896cm" svg:height="0.539cm" svg:x="41.271cm" svg:y="37.981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189cm" svg:height="0.539cm" svg:x="42.266cm" svg:y="37.981cm">
          <draw:text-box>
            <text:p text:style-name="P2"><text:span text:style-name="T1">№ </text:span><text:span text:style-name="T1">документа</text:span></text:p>
          </draw:text-box>
        </draw:frame>
        <draw:frame draw:style-name="gr3" draw:text-style-name="P3" draw:layer="layout" svg:width="1.445cm" svg:height="0.935cm" svg:x="44.555cm" svg:y="37.783cm">
          <draw:text-box>
            <text:p text:style-name="P2"><text:span text:style-name="T1">Подпись</text:span></text:p>
          </draw:text-box>
        </draw:frame>
        <draw:frame draw:style-name="gr4" draw:text-style-name="P1" draw:layer="layout" svg:width="0.896cm" svg:height="0.539cm" svg:x="46.047cm" svg:y="37.981cm">
          <draw:text-box>
            <text:p text:style-name="P2"><text:span text:style-name="T1">Дата</text:span></text:p>
          </draw:text-box>
        </draw:frame>
        <draw:frame draw:style-name="gr4" draw:text-style-name="P1" draw:layer="layout" svg:width="1.393cm" svg:height="0.539cm" svg:x="54.008cm" svg:y="37.481cm">
          <draw:text-box>
            <text:p text:style-name="P2"><text:span text:style-name="T1">Лит.</text:span></text:p>
          </draw:text-box>
        </draw:frame>
        <draw:frame draw:style-name="gr4" draw:text-style-name="P1" draw:layer="layout" svg:width="1.642cm" svg:height="0.539cm" svg:x="55.5cm" svg:y="37.481cm">
          <draw:text-box>
            <text:p text:style-name="P2"><text:span text:style-name="T1">Масса</text:span></text:p>
          </draw:text-box>
        </draw:frame>
        <draw:frame draw:style-name="gr4" draw:text-style-name="P1" draw:layer="layout" svg:width="1.642cm" svg:height="0.539cm" svg:x="57.241cm" svg:y="37.481cm">
          <draw:text-box>
            <text:p text:style-name="P2"><text:span text:style-name="T1">Масштаб</text:span></text:p>
          </draw:text-box>
        </draw:frame>
        <draw:frame draw:style-name="gr4" draw:text-style-name="P1" draw:layer="layout" svg:width="1.891cm" svg:height="0.539cm" svg:x="54.008cm" svg:y="39.481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886cm" svg:height="0.539cm" svg:x="55.998cm" svg:y="39.481cm">
          <draw:text-box>
            <text:p text:style-name="P2"><text:span text:style-name="T1">Листов <text:s/>1</text:span></text:p>
          </draw:text-box>
        </draw:frame>
        <draw:frame draw:style-name="gr5" draw:text-style-name="P1" draw:layer="layout" svg:width="1.891cm" svg:height="0.59cm" svg:x="42.234cm" svg:y="38.455cm">
          <draw:text-box>
            <text:p text:style-name="P4"><text:span text:style-name="T2">Бокун</text:span></text:p>
          </draw:text-box>
        </draw:frame>
        <draw:frame draw:style-name="gr5" draw:text-style-name="P1" draw:layer="layout" svg:width="1.592cm" svg:height="0.59cm" svg:x="40.525cm" svg:y="38.955cm">
          <draw:text-box>
            <text:p text:style-name="P4"><text:span text:style-name="T2">Пров.</text:span></text:p>
          </draw:text-box>
        </draw:frame>
        <draw:frame draw:style-name="gr4" draw:text-style-name="P1" draw:layer="layout" svg:width="1.592cm" svg:height="0.59cm" svg:x="40.525cm" svg:y="38.455cm">
          <draw:text-box>
            <text:p text:style-name="P4"><text:span text:style-name="T2">Разраб.</text:span></text:p>
          </draw:text-box>
        </draw:frame>
        <draw:frame draw:style-name="gr5" draw:text-style-name="P1" draw:layer="layout" svg:width="2.189cm" svg:height="0.59cm" svg:x="42.291cm" svg:y="38.955cm">
          <draw:text-box>
            <text:p text:style-name="P4"><text:span text:style-name="T2">Плиска</text:span></text:p>
          </draw:text-box>
        </draw:frame>
        <draw:frame draw:style-name="gr4" draw:text-style-name="P1" draw:layer="layout" svg:width="4.801cm" svg:height="1.772cm" svg:x="53.983cm" svg:y="39.914cm">
          <draw:text-box>
            <text:p text:style-name="P2"><text:span text:style-name="T3">Кафедра информатики, группа 053502</text:span></text:p>
          </draw:text-box>
        </draw:frame>
        <draw:frame draw:style-name="gr6" draw:text-style-name="P1" draw:layer="layout" svg:width="5.97cm" svg:height="1.5cm" svg:x="47.54cm" svg:y="38cm">
          <draw:text-box>
            <text:p text:style-name="P2"><text:span text:style-name="T4">ER-Диаграмма БД</text:span></text:p>
          </draw:text-box>
        </draw:frame>
        <draw:frame draw:style-name="gr7" draw:text-style-name="P1" draw:layer="layout" svg:width="11.806cm" svg:height="1.5cm" svg:x="46.993cm" svg:y="36cm">
          <draw:text-box>
            <text:p text:style-name="P2"><text:span text:style-name="T5">ГУИР.КП 1-40 04 01 004</text:span></text:p>
          </draw:text-box>
        </draw:frame>
        <draw:line draw:style-name="gr1" draw:text-style-name="P1" draw:layer="layout" svg:x1="9.033cm" svg:y1="1.973cm" svg:x2="2cm" svg:y2="1.973cm">
          <text:p/>
        </draw:line>
        <draw:frame draw:style-name="gr8" draw:text-style-name="P1" draw:layer="layout" svg:width="7cm" svg:height="1.516cm" draw:transform="rotate (-3.14159265358979) translate (9.024cm 2.016cm)">
          <draw:text-box>
            <text:p text:style-name="P2"><text:span text:style-name="T4">ГУИР.053505.004</text:span></text:p>
          </draw:text-box>
        </draw:frame>
        <draw:line draw:style-name="gr1" draw:text-style-name="P1" draw:layer="layout" svg:x1="9.039cm" svg:y1="0.558cm" svg:x2="9.039cm" svg:y2="1.973cm">
          <text:p/>
        </draw:line>
        <draw:polygon draw:style-name="gr9" draw:text-style-name="P1" draw:layer="layout" svg:width="0cm" svg:height="0cm" svg:x="53.958cm" svg:y="41.5cm" svg:viewBox="0 0 0 0" draw:points="0,0">
          <text:p/>
        </draw:polygon>
        <draw:frame draw:style-name="gr4" draw:text-style-name="P1" draw:layer="layout" svg:width="0.498cm" svg:height="0.839cm" svg:x="54.423cm" svg:y="38.441cm">
          <draw:text-box>
            <text:p text:style-name="P2"><text:span text:style-name="T6">У</text:span></text:p>
          </draw:text-box>
        </draw:frame>
        <draw:frame draw:style-name="gr10" draw:text-style-name="P1" draw:layer="layout" svg:width="1.368cm" svg:height="0.438cm" svg:x="57.566cm" svg:y="41.524cm">
          <draw:text-box>
            <text:p text:style-name="P5"><text:span text:style-name="T7">Формат А2</text:span></text:p>
          </draw:text-box>
        </draw:frame>
        <draw:frame draw:style-name="gr5" draw:text-style-name="P1" draw:layer="layout" svg:width="2.189cm" svg:height="0.59cm" svg:x="42.311cm" svg:y="39.455cm">
          <draw:text-box>
            <text:p text:style-name="P4"><text:span text:style-name="T2">Плиска</text:span></text:p>
          </draw:text-box>
        </draw:frame>
        <draw:frame draw:style-name="gr5" draw:text-style-name="P1" draw:layer="layout" svg:width="2.189cm" svg:height="0.59cm" svg:x="42.311cm" svg:y="40.455cm">
          <draw:text-box>
            <text:p text:style-name="P4"><text:span text:style-name="T2">Плиска</text:span></text:p>
          </draw:text-box>
        </draw:frame>
        <draw:frame draw:style-name="gr11" draw:text-style-name="P6" draw:layer="layout" svg:width="1.725cm" svg:height="1.037cm" svg:x="40.525cm" svg:y="39.232cm">
          <draw:text-box>
            <text:p text:style-name="P4"><text:span text:style-name="T2">Н. Контр</text:span></text:p>
          </draw:text-box>
        </draw:frame>
        <draw:frame draw:style-name="gr5" draw:text-style-name="P1" draw:layer="layout" svg:width="1.592cm" svg:height="0.59cm" svg:x="40.525cm" svg:y="40.455cm">
          <draw:text-box>
            <text:p text:style-name="P4"><text:span text:style-name="T2">Утв.</text:span></text:p>
          </draw:text-box>
        </draw:frame>
        <draw:frame draw:style-name="gr12" draw:text-style-name="P7" draw:layer="layout" svg:width="56.77cm" svg:height="40.196cm" svg:x="1.73cm" svg:y="0.554cm">
          <draw:image xlink:href="Pictures/10000001000009200000067600EFC8400764264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OST type B" svg:font-family="'GOST type B'" style:font-pitch="variable"/>
    <style:font-face style:name="GOST type B1" svg:font-family="'GOST type B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18T09:11:27.083204166</dc:date>
    <meta:creation-date>2023-12-15T11:23:35Z</meta:creation-date>
    <meta:generator>LibreOffice/7.3.7.2$Linux_X86_64 LibreOffice_project/30$Build-2</meta:generator>
    <meta:editing-duration>PT14M28S</meta:editing-duration>
    <meta:editing-cycles>1</meta:editing-cycles>
    <meta:document-statistic meta:object-count="56"/>
  </office:meta>
</office:document-meta>
</file>